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81cm" svg:height="3.323cm" svg:x="1cm" svg:y="1cm">
          <draw:image xlink:href="../pngs/walden-set-D-a.png" xlink:type="simple" xlink:show="embed" xlink:actuate="onLoad">
            <text:p/>
          </draw:image>
        </draw:frame>
        <draw:frame draw:style-name="gr1" draw:text-style-name="P1" draw:layer="layout" svg:width="10.008cm" svg:height="2.973cm" svg:x="7.711cm" svg:y="1.254cm">
          <draw:image xlink:href="../pngs/walden-set-D-b.png" xlink:type="simple" xlink:show="embed" xlink:actuate="onLoad">
            <text:p/>
          </draw:image>
        </draw:frame>
        <draw:frame draw:style-name="gr1" draw:text-style-name="P1" draw:layer="layout" svg:width="6.395cm" svg:height="2.842cm" svg:x="1cm" svg:y="4.682cm">
          <draw:image xlink:href="../pngs/walden-set-D-c.png" xlink:type="simple" xlink:show="embed" xlink:actuate="onLoad">
            <text:p/>
          </draw:image>
        </draw:frame>
        <draw:frame draw:style-name="gr1" draw:text-style-name="P1" draw:layer="layout" svg:width="11.018cm" svg:height="3.423cm" svg:x="7.6cm" svg:y="4.211cm">
          <draw:image xlink:href="../pngs/walden-set-D-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01:17:08.963391000</meta:creation-date>
    <meta:generator>LibreOffice/5.1.4.2$MacOSX_X86_64 LibreOffice_project/f99d75f39f1c57ebdd7ffc5f42867c12031db97a</meta:generator>
    <dc:date>2016-11-15T11:46:45.261291000</dc:date>
    <meta:editing-duration>PT53M9S</meta:editing-duration>
    <meta:editing-cycles>4</meta:editing-cycles>
    <meta:document-statistic meta:object-count="4"/>
  </office:meta>
</office:document-meta>
</file>